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meta.xml" manifest:media-type="text/xml"/>
  <manifest:file-entry manifest:full-path="content.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styles.xml" manifest:media-type="text/xml"/>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Calibri" svg:font-family="Calibri"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Microsoft JhengHei" svg:font-family="'Microsoft JhengHe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65in" style:rel-width="100%" fo:margin-left="0in" fo:margin-top="0in" fo:margin-bottom="0in" table:align="left" style:writing-mode="lr-tb"/>
    </style:style>
    <style:style style:name="Table1.A" style:family="table-column">
      <style:table-column-properties style:column-width="2.8736in" style:rel-column-width="28986*"/>
    </style:style>
    <style:style style:name="Table1.B" style:family="table-column">
      <style:table-column-properties style:column-width="1.6889in" style:rel-column-width="17039*"/>
    </style:style>
    <style:style style:name="Table1.C" style:family="table-column">
      <style:table-column-properties style:column-width="1.934in" style:rel-column-width="19510*"/>
    </style:style>
    <style:style style:name="Table1.1" style:family="table-row">
      <style:table-row-properties style:min-row-height="0.4264in" fo:keep-together="auto"/>
    </style:style>
    <style:style style:name="Table1.A1" style:family="table-cell">
      <style:table-cell-properties style:vertical-align="bottom" fo:padding-left="0.075in" fo:padding-right="0.075in" fo:padding-top="0in" fo:padding-bottom="0in" fo:border="none"/>
    </style:style>
    <style:style style:name="Table1.B1" style:family="table-cell">
      <style:table-cell-properties style:vertical-align="bottom" fo:padding-left="0.075in" fo:padding-right="0.075in" fo:padding-top="0in" fo:padding-bottom="0in" fo:border-left="none" fo:border-right="none" fo:border-top="none" fo:border-bottom="0.5pt solid #000000"/>
    </style:style>
    <style:style style:name="Table1.B4" style:family="table-cell">
      <style:table-cell-properties style:vertical-align="bottom" fo:padding-left="0.075in" fo:padding-right="0.075in" fo:padding-top="0in" fo:padding-bottom="0in" fo:border-left="none" fo:border-right="none" fo:border-top="0.5pt solid #000000" fo:border-bottom="0.5pt solid #000000"/>
    </style:style>
    <style:style style:name="P1" style:family="paragraph" style:parent-style-name="List_20_Paragraph">
      <style:paragraph-properties fo:margin-left="0in" fo:margin-right="0in" fo:margin-top="0in" fo:margin-bottom="0in" loext:contextual-spacing="true" fo:line-height="150%" fo:text-align="justify" style:justify-single-word="false" fo:text-indent="0in" style:auto-text-indent="false"/>
      <style:text-properties style:font-name="Times New Roman" fo:font-size="14pt" style:font-size-asian="14pt" style:font-name-complex="Times New Roman1" style:font-size-complex="14pt"/>
    </style:style>
    <style:style style:name="P2" style:family="paragraph" style:parent-style-name="List_20_Paragraph">
      <style:paragraph-properties fo:margin-left="0in" fo:margin-right="0in" fo:margin-top="0in" fo:margin-bottom="0in" loext:contextual-spacing="true" fo:line-height="150%" fo:text-align="justify" style:justify-single-word="false" fo:text-indent="0.4925in" style:auto-text-indent="false"/>
    </style:style>
    <style:style style:name="P3" style:family="paragraph" style:parent-style-name="List_20_Paragraph">
      <style:paragraph-properties fo:margin-left="0in" fo:margin-right="0in" fo:margin-top="0in" fo:margin-bottom="0in" loext:contextual-spacing="true" fo:line-height="150%" fo:text-align="justify" style:justify-single-word="false" fo:text-indent="0.4925in" style:auto-text-indent="false" fo:break-before="page"/>
    </style:style>
    <style:style style:name="P4" style:family="paragraph" style:parent-style-name="Text_20_body">
      <style:text-properties officeooo:rsid="00172165" officeooo:paragraph-rsid="00172165"/>
    </style:style>
    <style:style style:name="P5" style:family="paragraph" style:parent-style-name="Text_20_body" style:list-style-name="L1">
      <style:text-properties officeooo:rsid="00172165" officeooo:paragraph-rsid="00172165"/>
    </style:style>
    <style:style style:name="P6" style:family="paragraph" style:parent-style-name="Text_20_body">
      <style:text-properties officeooo:rsid="00172165" officeooo:paragraph-rsid="0018e9d8"/>
    </style:style>
    <style:style style:name="P7" style:family="paragraph" style:parent-style-name="Text_20_body" style:list-style-name="L2">
      <style:text-properties officeooo:rsid="00172165" officeooo:paragraph-rsid="0018e9d8"/>
    </style:style>
    <style:style style:name="P8" style:family="paragraph" style:parent-style-name="Text_20_body" style:list-style-name="L2">
      <style:text-properties officeooo:rsid="0018e9d8" officeooo:paragraph-rsid="0018e9d8"/>
    </style:style>
    <style:style style:name="P9" style:family="paragraph" style:parent-style-name="Text_20_body">
      <style:text-properties officeooo:rsid="00249121" officeooo:paragraph-rsid="00249121"/>
    </style:style>
    <style:style style:name="P10" style:family="paragraph" style:parent-style-name="Text_20_body">
      <style:text-properties officeooo:rsid="003e38c5" officeooo:paragraph-rsid="003e38c5"/>
    </style:style>
    <style:style style:name="P11" style:family="paragraph" style:parent-style-name="Text_20_body" style:list-style-name="L3">
      <style:text-properties officeooo:rsid="003e38c5" officeooo:paragraph-rsid="003e38c5"/>
    </style:style>
    <style:style style:name="P12" style:family="paragraph" style:parent-style-name="Text_20_body" style:list-style-name="L2">
      <style:paragraph-properties fo:margin-left="0in" fo:margin-right="0in" fo:text-indent="0in" style:auto-text-indent="false"/>
      <style:text-properties officeooo:rsid="0018e9d8" officeooo:paragraph-rsid="0018e9d8"/>
    </style:style>
    <style:style style:name="P13" style:family="paragraph" style:parent-style-name="Text_20_body">
      <style:paragraph-properties fo:margin-left="0in" fo:margin-right="0in" fo:text-indent="0in" style:auto-text-indent="false"/>
      <style:text-properties officeooo:rsid="0018e9d8" officeooo:paragraph-rsid="0018e9d8"/>
    </style:style>
    <style:style style:name="P14" style:family="paragraph" style:parent-style-name="Times14_5f_РИО2">
      <style:paragraph-properties fo:line-height="150%"/>
    </style:style>
    <style:style style:name="P15" style:family="paragraph" style:parent-style-name="Times14_5f_РИО2">
      <style:paragraph-properties fo:line-height="150%"/>
      <style:text-properties style:font-size-complex="14pt"/>
    </style:style>
    <style:style style:name="P16" style:family="paragraph" style:parent-style-name="Times14_5f_РИО2">
      <style:paragraph-properties fo:margin-left="0in" fo:margin-right="0in" fo:line-height="150%" fo:text-align="center" style:justify-single-word="false" fo:text-indent="0in" style:auto-text-indent="false"/>
    </style:style>
    <style:style style:name="P17" style:family="paragraph" style:parent-style-name="Standard">
      <style:text-properties style:font-name="Times New Roman" fo:font-size="14pt" style:font-size-asian="14pt" style:font-name-complex="Times New Roman1" style:font-size-complex="14pt" fo:background-color="#ffff00"/>
    </style:style>
    <style:style style:name="P18" style:family="paragraph" style:parent-style-name="Standard">
      <style:paragraph-properties fo:margin-top="0in" fo:margin-bottom="0in" loext:contextual-spacing="false" fo:line-height="150%"/>
    </style:style>
    <style:style style:name="P19" style:family="paragraph" style:parent-style-name="Standard">
      <style:paragraph-properties fo:margin-top="0in" fo:margin-bottom="0in" loext:contextual-spacing="false" fo:line-height="150%" fo:text-align="center" style:justify-single-word="false"/>
    </style:style>
    <style:style style:name="P20" style:family="paragraph" style:parent-style-name="Standard">
      <style:paragraph-properties fo:margin-top="0in" fo:margin-bottom="0in" loext:contextual-spacing="false" fo:line-height="150%" fo:text-align="end" style:justify-single-word="false"/>
    </style:style>
    <style:style style:name="P21" style:family="paragraph" style:parent-style-name="Standard">
      <style:paragraph-properties fo:margin-top="0in" fo:margin-bottom="0in" loext:contextual-spacing="false" fo:line-height="150%" fo:text-align="center" style:justify-single-word="false"/>
      <style:text-properties fo:text-transform="uppercase" style:font-name="Times New Roman" fo:font-size="14pt" fo:font-weight="bold" style:font-size-asian="14pt" style:font-weight-asian="bold" style:font-name-complex="Times New Roman1" style:font-size-complex="14pt"/>
    </style:style>
    <style:style style:name="P22" style:family="paragraph" style:parent-style-name="Standard">
      <style:paragraph-properties fo:margin-top="0in" fo:margin-bottom="0in" loext:contextual-spacing="false" fo:line-height="150%"/>
      <style:text-properties style:font-name="Times New Roman" fo:font-size="14pt" style:font-size-asian="14pt" style:font-name-complex="Times New Roman1" style:font-size-complex="14pt"/>
    </style:style>
    <style:style style:name="P23" style:family="paragraph" style:parent-style-name="Standard">
      <style:paragraph-properties fo:margin-top="0in" fo:margin-bottom="0in" loext:contextual-spacing="false" fo:line-height="150%" fo:text-align="center" style:justify-single-word="false"/>
      <style:text-properties style:font-name="Times New Roman" fo:font-size="14pt" style:font-size-asian="14pt" style:font-name-complex="Times New Roman1" style:font-size-complex="14pt"/>
    </style:style>
    <style:style style:name="P24" style:family="paragraph" style:parent-style-name="Standard">
      <style:paragraph-properties fo:margin-top="0in" fo:margin-bottom="0in" loext:contextual-spacing="false" fo:line-height="150%" fo:text-align="center" style:justify-single-word="false"/>
      <style:text-properties style:font-name="Times New Roman" fo:font-size="14pt" style:font-size-asian="14pt" style:font-name-complex="Times New Roman1" style:font-size-complex="14pt" style:font-weight-complex="bold"/>
    </style:style>
    <style:style style:name="P25" style:family="paragraph" style:parent-style-name="Standard">
      <style:paragraph-properties fo:margin-top="0in" fo:margin-bottom="0in" loext:contextual-spacing="false" fo:line-height="150%" fo:text-align="center" style:justify-single-word="false"/>
      <style:text-properties style:font-name="Times New Roman" fo:font-size="14pt" officeooo:paragraph-rsid="0014acd9" style:font-size-asian="14pt" style:font-name-complex="Times New Roman1" style:font-size-complex="14pt" style:font-weight-complex="bold"/>
    </style:style>
    <style:style style:name="P26" style:family="paragraph" style:parent-style-name="Standard" style:master-page-name="Standard">
      <style:paragraph-properties fo:margin-top="0in" fo:margin-bottom="0in" loext:contextual-spacing="false" fo:line-height="150%" fo:text-align="center" style:justify-single-word="false" style:page-number="auto"/>
    </style:style>
    <style:style style:name="P27" style:family="paragraph" style:parent-style-name="Standard">
      <style:paragraph-properties fo:margin-left="0in" fo:margin-right="0in" fo:margin-top="0in" fo:margin-bottom="0in" loext:contextual-spacing="false" fo:line-height="150%" fo:text-align="justify" style:justify-single-word="false" fo:text-indent="0.4925in" style:auto-text-indent="false"/>
    </style:style>
    <style:style style:name="P28" style:family="paragraph" style:parent-style-name="Standard">
      <style:paragraph-properties fo:margin-left="0in" fo:margin-right="0in" fo:margin-top="0in" fo:margin-bottom="0in" loext:contextual-spacing="false" fo:line-height="150%" fo:text-align="justify" style:justify-single-word="false" fo:text-indent="0.4925in" style:auto-text-indent="false"/>
      <style:text-properties officeooo:paragraph-rsid="0014acd9"/>
    </style:style>
    <style:style style:name="P29" style:family="paragraph" style:parent-style-name="Standard">
      <style:paragraph-properties fo:margin-left="0in" fo:margin-right="0in" fo:margin-top="0in" fo:margin-bottom="0in" loext:contextual-spacing="false" fo:line-height="150%" fo:text-align="justify" style:justify-single-word="false" fo:text-indent="0.4925in" style:auto-text-indent="false"/>
      <style:text-properties style:font-name="Times New Roman" fo:font-size="14pt" fo:font-weight="bold" style:font-size-asian="14pt" style:font-weight-asian="bold" style:font-name-complex="Times New Roman1" style:font-size-complex="14pt"/>
    </style:style>
    <style:style style:name="P30" style:family="paragraph" style:parent-style-name="Standard">
      <style:paragraph-properties fo:margin-left="0in" fo:margin-right="0in" fo:margin-top="0in" fo:margin-bottom="0in" loext:contextual-spacing="false" fo:line-height="150%" fo:text-align="justify" style:justify-single-word="false" fo:text-indent="0.4925in" style:auto-text-indent="false"/>
      <style:text-properties officeooo:rsid="0014acd9" officeooo:paragraph-rsid="0014acd9"/>
    </style:style>
    <style:style style:name="T1" style:family="text">
      <style:text-properties fo:text-transform="uppercase" style:font-name="Times New Roman" fo:font-size="14pt" fo:font-weight="bold" style:font-size-asian="14pt" style:font-weight-asian="bold" style:font-name-complex="Times New Roman1" style:font-size-complex="14pt"/>
    </style:style>
    <style:style style:name="T2" style:family="text">
      <style:text-properties fo:text-transform="uppercase" style:font-size-complex="14pt"/>
    </style:style>
    <style:style style:name="T3" style:family="text">
      <style:text-properties style:font-name="Times New Roman" fo:font-size="14pt" fo:font-weight="bold" style:font-size-asian="14pt" style:font-weight-asian="bold" style:font-name-complex="Times New Roman1"/>
    </style:style>
    <style:style style:name="T4" style:family="text">
      <style:text-properties style:font-name="Times New Roman" fo:font-size="14pt" fo:font-weight="bold" style:font-size-asian="14pt" style:font-weight-asian="bold" style:font-name-complex="Times New Roman1" style:font-size-complex="14pt"/>
    </style:style>
    <style:style style:name="T5" style:family="text">
      <style:text-properties style:font-name="Times New Roman" fo:font-size="14pt" fo:font-weight="bold" style:font-size-asian="14pt" style:font-weight-asian="bold" style:font-name-complex="Times New Roman1" style:font-size-complex="14pt" style:font-weight-complex="bold"/>
    </style:style>
    <style:style style:name="T6" style:family="text">
      <style:text-properties style:font-name="Times New Roman" fo:font-size="14pt" fo:font-weight="bold" officeooo:rsid="0014acd9" style:font-size-asian="14pt" style:font-weight-asian="bold" style:font-name-complex="Times New Roman1" style:font-size-complex="14pt"/>
    </style:style>
    <style:style style:name="T7" style:family="text">
      <style:text-properties style:font-name="Times New Roman" fo:font-size="14pt" style:font-size-asian="14pt" style:font-name-complex="Times New Roman1" style:font-size-complex="14pt"/>
    </style:style>
    <style:style style:name="T8" style:family="text">
      <style:text-properties style:font-name="Times New Roman" fo:font-size="14pt" style:font-size-asian="14pt" style:font-name-complex="Times New Roman1" style:font-size-complex="14pt" style:font-weight-complex="bold"/>
    </style:style>
    <style:style style:name="T9" style:family="text">
      <style:text-properties style:font-name="Times New Roman" fo:font-size="14pt" fo:letter-spacing="0.0035in" fo:font-weight="bold" style:font-size-asian="14pt" style:font-weight-asian="bold" style:font-name-complex="Times New Roman1" style:font-size-complex="14pt" style:font-weight-complex="bold"/>
    </style:style>
    <style:style style:name="T10" style:family="text">
      <style:text-properties style:font-name="Times New Roman" fo:font-size="14pt" fo:letter-spacing="0.0035in" fo:font-weight="bold" officeooo:rsid="0014acd9" style:font-size-asian="14pt" style:font-weight-asian="bold" style:font-name-complex="Times New Roman1" style:font-size-complex="14pt" style:font-weight-complex="bold"/>
    </style:style>
    <style:style style:name="T11" style:family="text">
      <style:text-properties style:font-name="Times New Roman" fo:font-size="14pt" fo:language="en" fo:country="US" style:font-size-asian="14pt" style:font-name-complex="Times New Roman1" style:font-size-complex="14pt"/>
    </style:style>
    <style:style style:name="T12" style:family="text">
      <style:text-properties style:font-name="Times New Roman" fo:font-size="14pt" style:text-underline-style="solid" style:text-underline-width="auto" style:text-underline-color="font-color" style:font-size-asian="14pt" style:font-name-complex="Times New Roman1" style:font-size-complex="14pt"/>
    </style:style>
    <style:style style:name="T13" style:family="text">
      <style:text-properties fo:color="#000000" style:font-name="Times New Roman" fo:font-size="14pt" fo:font-weight="bold" style:font-size-asian="14pt" style:font-weight-asian="bold" style:font-name-complex="Times New Roman1" style:font-size-complex="14pt"/>
    </style:style>
    <style:style style:name="T14" style:family="text">
      <style:text-properties fo:font-weight="bold" style:font-weight-asian="bold" style:font-size-complex="14pt"/>
    </style:style>
    <style:style style:name="T15" style:family="text">
      <style:text-properties officeooo:rsid="00172165"/>
    </style:style>
    <style:style style:name="T16" style:family="text">
      <style:text-properties style:font-name-complex="Times New Roman1"/>
    </style:style>
    <style:style style:name="T17" style:family="text">
      <style:text-properties officeooo:rsid="0018e9d8"/>
    </style:style>
    <style:style style:name="T18" style:family="text">
      <style:text-properties style:font-name="Liberation Mono" fo:font-size="11pt" fo:font-style="normal" fo:font-weight="normal" style:font-size-asian="11pt" style:font-style-asian="normal" style:font-weight-asian="normal"/>
    </style:style>
    <style:style style:name="T19" style:family="text">
      <style:text-properties officeooo:rsid="00249121"/>
    </style:style>
    <style:style style:name="fr1"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T1">МИНОБРНАУКИ РОССИИ</text:span></text:p>
      <text:p text:style-name="P19"><text:span text:style-name="T1">Санкт-Петербургский государственный</text:span></text:p>
      <text:p text:style-name="P19"><text:span text:style-name="T1">электротехнический университет</text:span></text:p>
      <text:p text:style-name="P19"><text:span text:style-name="T1">«ЛЭТИ» им. В.И. Ульянова (Ленина)</text:span></text:p>
      <text:p text:style-name="P19"><text:span text:style-name="T4">Кафедра БЖД</text:span></text:p>
      <text:p text:style-name="P21"/>
      <text:p text:style-name="P22"/>
      <text:p text:style-name="P23"/>
      <text:p text:style-name="P23"/>
      <text:p text:style-name="P16"><text:span text:style-name="Book_20_Title"><text:span text:style-name="T2">отчет</text:span></text:span></text:p>
      <text:p text:style-name="P19"><text:span text:style-name="T4">по лабораторной работе №</text:span><text:span text:style-name="T6">19</text:span></text:p>
      <text:p text:style-name="P19"><text:span text:style-name="T4">по дисциплине </text:span><text:span text:style-name="T13">«</text:span><text:span text:style-name="T4">Безопасность жизнедеятельности</text:span><text:span text:style-name="T13">»</text:span></text:p>
      <text:p text:style-name="P19"><text:span text:style-name="T5">Тема:</text:span><text:span text:style-name="T7"> </text:span><text:span text:style-name="T9">Исследование </text:span><text:span text:style-name="T10">защиты человека от воздействия СВЧ-излучения</text:span></text:p>
      <text:p text:style-name="P22"/>
      <text:p text:style-name="P22"/>
      <text:p text:style-name="P22"/>
      <text:p text:style-name="P23"/>
      <text:p text:style-name="P2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8"><text:span text:style-name="T7">Студентка гр. 8</text:span><text:span text:style-name="T11">3</text:span><text:span text:style-name="T7">8</text:span><text:span text:style-name="T11">3</text:span></text:p>
          </table:table-cell>
          <table:table-cell table:style-name="Table1.B1" office:value-type="string">
            <text:p text:style-name="P22"/>
          </table:table-cell>
          <table:table-cell table:style-name="Table1.A1" office:value-type="string">
            <text:p text:style-name="P20"><text:span text:style-name="T7">Ишанина Л.Н.</text:span></text:p>
          </table:table-cell>
        </table:table-row>
        <table:table-row table:style-name="Table1.1">
          <table:table-cell table:style-name="Table1.A1" office:value-type="string">
            <text:p text:style-name="P18"><text:span text:style-name="T7">Студент гр. 8</text:span><text:span text:style-name="T11">3</text:span><text:span text:style-name="T7">8</text:span><text:span text:style-name="T11">3</text:span></text:p>
          </table:table-cell>
          <table:table-cell table:style-name="Table1.B1" office:value-type="string">
            <text:p text:style-name="P22"/>
          </table:table-cell>
          <table:table-cell table:style-name="Table1.A1" office:value-type="string">
            <text:p text:style-name="P20"><text:span text:style-name="T7">Ларин А.</text:span></text:p>
          </table:table-cell>
        </table:table-row>
        <table:table-row table:style-name="Table1.1">
          <table:table-cell table:style-name="Table1.A1" office:value-type="string">
            <text:p text:style-name="P18"><text:span text:style-name="T7">Студентка гр. 8</text:span><text:span text:style-name="T11">3</text:span><text:span text:style-name="T7">8</text:span><text:span text:style-name="T11">3</text:span></text:p>
          </table:table-cell>
          <table:table-cell table:style-name="Table1.B1" office:value-type="string">
            <text:p text:style-name="P22"/>
          </table:table-cell>
          <table:table-cell table:style-name="Table1.A1" office:value-type="string">
            <text:p text:style-name="P20"><text:span text:style-name="T7">Сырцова Е.А.</text:span></text:p>
          </table:table-cell>
        </table:table-row>
        <table:table-row table:style-name="Table1.1">
          <table:table-cell table:style-name="Table1.A1" office:value-type="string">
            <text:p text:style-name="P18"><text:span text:style-name="T7">Преподаватель</text:span></text:p>
          </table:table-cell>
          <table:table-cell table:style-name="Table1.B4" office:value-type="string">
            <text:p text:style-name="P22"/>
          </table:table-cell>
          <table:table-cell table:style-name="Table1.A1" office:value-type="string">
            <text:p text:style-name="P20"><text:span text:style-name="T7">Племянников А.К.</text:span></text:p>
          </table:table-cell>
        </table:table-row>
      </table:table>
      <text:p text:style-name="P24"/>
      <text:p text:style-name="P25"/>
      <text:p text:style-name="P25"/>
      <text:p text:style-name="P25"/>
      <text:p text:style-name="P24"/>
      <text:p text:style-name="P19"><text:span text:style-name="T8">Санкт-Петербург</text:span></text:p>
      <text:p text:style-name="P19"><text:span text:style-name="T8">2021</text:span></text:p>
      <text:p text:style-name="P28"><text:soft-page-break/><text:span text:style-name="T3">Цель работы</text:span></text:p>
      <text:p text:style-name="Text_20_body">Ознакомится с санитарно-гигиеническим нормированием излучения радиочастот и изучить методы защиты персонала от облучения при работе с маломощным СВЧ-генератором.</text:p>
      <text:p text:style-name="P30"><text:span text:style-name="T7"/></text:p>
      <text:p text:style-name="P29"/>
      <text:p text:style-name="P27"><text:span text:style-name="T3">Общие сведения</text:span></text:p>
      <text:p text:style-name="Text_20_body">В качестве средств защиты используются звукоизолирующий кожух; звукоизолирующий кожух, облицованный звукопоглощающим материалом; набор акустических экранов и перегородок.</text:p>
      <text:p text:style-name="P15"/>
      <text:p text:style-name="P14"><text:span text:style-name="T14">Обработка результатов</text:span></text:p>
      <text:p text:style-name="P4"/>
      <text:p text:style-name="P4">Параметры эесперимента</text:p>
      <text:p text:style-name="P4">Частоты:</text:p>
      <text:list xml:id="list1348784326" text:style-name="L1">
        <text:list-item>
          <text:p text:style-name="P5">СВЧ печи — 2.45 ГГц</text:p>
        </text:list-item>
        <text:list-item>
          <text:p text:style-name="P5">Мобильный телефон — 0.9 ГГц</text:p>
        </text:list-item>
      </text:list>
      <text:p text:style-name="P10">Длины волн:</text:p>
      <text:list xml:id="list950951551" text:style-name="L3">
        <text:list-item>
          <text:p text:style-name="P11">СВЧ печь - <draw:frame draw:style-name="fr1" draw:name="Object9" text:anchor-type="as-char" svg:y="-0.1484in" svg:width="0.6917in" svg:height="0.1839in" draw:z-index="8"><draw:object xlink:href="./Object 17" xlink:type="simple" xlink:show="embed" xlink:actuate="onLoad"/><draw:image xlink:href="./ObjectReplacements/Object 17" xlink:type="simple" xlink:show="embed" xlink:actuate="onLoad"/></draw:frame></text:p>
        </text:list-item>
        <text:list-item>
          <text:p text:style-name="P11">Телефон 900МГц - <draw:frame draw:style-name="fr1" draw:name="Object10" text:anchor-type="as-char" svg:y="-0.1484in" svg:width="0.6937in" svg:height="0.1839in" draw:z-index="9"><draw:object xlink:href="./Object 20" xlink:type="simple" xlink:show="embed" xlink:actuate="onLoad"/><draw:image xlink:href="./ObjectReplacements/Object 20" xlink:type="simple" xlink:show="embed" xlink:actuate="onLoad"/><svg:desc>formula</svg:desc></draw:frame></text:p>
        </text:list-item>
      </text:list>
      <text:p text:style-name="P6">Плотность потока энергии (ППЭ)[Вт/м2] :</text:p>
      <text:list xml:id="list3525760392" text:style-name="L2">
        <text:list-item>
          <text:p text:style-name="P7"><text:span text:style-name="T17">Т</text:span>епловой порог — 100 Вт/м2 </text:p>
        </text:list-item>
        <text:list-item>
          <text:p text:style-name="P8">ПДУ — 10 <text:span text:style-name="T15">Вт/м2</text:span></text:p>
        </text:list-item>
        <text:list-item>
          <text:p text:style-name="P8">ВДУ телефона — 1 <text:span text:style-name="T15">Вт/м2</text:span></text:p>
        </text:list-item>
        <text:list-item>
          <text:p text:style-name="P8">ПДУ СВЧ печи — 0.1 <text:span text:style-name="T15">Вт/м2</text:span></text:p>
          <text:list>
            <text:list-item>
              <text:list>
                <text:list-item>
                  <text:list>
                    <text:list-item>
                      <text:list>
                        <text:list-header>
                          <text:p text:style-name="P12"><text:s/><text:tab/></text:p>
                        </text:list-header>
                      </text:list>
                    </text:list-item>
                  </text:list>
                </text:list-item>
              </text:list>
            </text:list-item>
          </text:list>
        </text:list-item>
      </text:list>
      <text:p text:style-name="Text_20_body">ППЭ — плотность потока энергии [Вт/м2]</text:p>
      <text:p text:style-name="Text_20_body">ППМ — плотность потока можности [Вт/м2]</text:p>
      <text:p text:style-name="Text_20_body">Энергетическая экспозиция (нагрузка) </text:p>
      <text:p text:style-name="Text_20_body">Напряженность электрического (E), магнитного (H) поля.</text:p>
      <text:p text:style-name="Text_20_body"><text:soft-page-break/>Допустимые значения энергетической экспозиции в течение <text:s/>рабочего дня:</text:p>
      <text:p text:style-name="Text_20_body"><draw:frame draw:style-name="fr1" draw:name="Object1" text:anchor-type="as-char" svg:y="-0.3138in" svg:width="1.0083in" svg:height="0.3752in" draw:z-index="0"><draw:object xlink:href="./Object 2" xlink:type="simple" xlink:show="embed" xlink:actuate="onLoad"/><draw:image xlink:href="./ObjectReplacements/Object 2" xlink:type="simple" xlink:show="embed" xlink:actuate="onLoad"/></draw:frame>,<draw:frame draw:style-name="fr1" draw:name="Object2" text:anchor-type="as-char" svg:y="-0.3138in" svg:width="1.0543in" svg:height="0.3752in" draw:z-index="1"><draw:object xlink:href="./Object 3" xlink:type="simple" xlink:show="embed" xlink:actuate="onLoad"/><draw:image xlink:href="./ObjectReplacements/Object 3" xlink:type="simple" xlink:show="embed" xlink:actuate="onLoad"/><svg:desc>formula</svg:desc></draw:frame>,<draw:frame draw:style-name="fr1" draw:name="Object3" text:anchor-type="as-char" svg:y="-0.1484in" svg:width="1.4283in" svg:height="0.2236in" draw:z-index="2"><draw:object xlink:href="./Object 5" xlink:type="simple" xlink:show="embed" xlink:actuate="onLoad"/><draw:image xlink:href="./ObjectReplacements/Object 5" xlink:type="simple" xlink:show="embed" xlink:actuate="onLoad"/><svg:desc>formula</svg:desc></draw:frame>.</text:p>
      <text:p text:style-name="Text_20_body"><draw:frame draw:style-name="fr1" draw:name="Object4" text:anchor-type="as-char" svg:y="-0.1484in" svg:width="0.3835in" svg:height="0.1898in" draw:z-index="3"><draw:object xlink:href="./Object 8" xlink:type="simple" xlink:show="embed" xlink:actuate="onLoad"/><draw:image xlink:href="./ObjectReplacements/Object 8" xlink:type="simple" xlink:show="embed" xlink:actuate="onLoad"/><svg:desc>formula</svg:desc></draw:frame>- <text:span text:style-name="T19">время воздействия.</text:span></text:p>
      <text:p text:style-name="P9">Нормативное значение <draw:frame draw:style-name="fr1" draw:name="Object5" text:anchor-type="as-char" svg:y="-0.1484in" svg:width="0.6134in" svg:height="0.2236in" draw:z-index="4"><draw:object xlink:href="./Object 9" xlink:type="simple" xlink:show="embed" xlink:actuate="onLoad"/><draw:image xlink:href="./ObjectReplacements/Object 9" xlink:type="simple" xlink:show="embed" xlink:actuate="onLoad"/><svg:desc>formula</svg:desc></draw:frame><text:s/>- <draw:frame draw:style-name="fr1" draw:name="Object6" text:anchor-type="as-char" svg:y="-0.172in" svg:width="0.7965in" svg:height="0.2075in" draw:z-index="5"><draw:object xlink:href="./Object 11" xlink:type="simple" xlink:show="embed" xlink:actuate="onLoad"/><draw:image xlink:href="./ObjectReplacements/Object 11" xlink:type="simple" xlink:show="embed" xlink:actuate="onLoad"/></draw:frame></text:p>
      <text:p text:style-name="P10">Максимальное значение <text:span text:style-name="T19"><draw:frame draw:style-name="fr1" draw:name="Object7" text:anchor-type="as-char" svg:y="-0.1484in" svg:width="0.6134in" svg:height="0.2236in" draw:z-index="6"><draw:object xlink:href="./Object 13" xlink:type="simple" xlink:show="embed" xlink:actuate="onLoad"/><draw:image xlink:href="./ObjectReplacements/Object 13" xlink:type="simple" xlink:show="embed" xlink:actuate="onLoad"/><svg:desc>formula</svg:desc></draw:frame></text:span><text:span text:style-name="T19"><text:s/>- </text:span><text:span text:style-name="T19"><draw:frame draw:style-name="fr1" draw:name="Object8" text:anchor-type="as-char" svg:y="-0.172in" svg:width="0.8811in" svg:height="0.2075in" draw:z-index="7"><draw:object xlink:href="./Object 16" xlink:type="simple" xlink:show="embed" xlink:actuate="onLoad"/><draw:image xlink:href="./ObjectReplacements/Object 16" xlink:type="simple" xlink:show="embed" xlink:actuate="onLoad"/><svg:desc>formula</svg:desc></draw:frame></text:span></text:p>
      <text:p text:style-name="P10"/>
      <text:p text:style-name="Text_20_body"/>
      <text:p text:style-name="P13"/>
      <text:p text:style-name="Text_20_body">Зависимость </text:p>
      <text:p text:style-name="P2"><text:span text:style-name="T12">Ишанина Л.Н.</text:span></text:p>
      <text:p text:style-name="P17"/>
      <text:p text:style-name="P3"><text:span text:style-name="T4">Выводы</text:span></text:p>
      <text:p text:style-name="P2"><text:span text:style-name="T7">Были исследованы параметры производственного шума на соответствие требованиям санитарных норм и изучены основные принципы по эффективной защите от шума. </text:span></text:p>
      <text:p text:style-name="P2"><text:span text:style-name="T7">В процессе расчёта уровня звукового давления с поправкой на фоновый шум для источника шума без и с различными способами защиты выяснилось, что фоновый шум оказывает на данной установке влияние на значения уровня звукового давления на низких частотах (31,5 – 250 Гц) и на частоте 8000 Гц, на остальных частотах поправка на фоновый шум отсутствует. </text:span></text:p>
      <text:p text:style-name="P2"><text:span text:style-name="T7">Фоновый шум непостоянен, уровни звукового давления источника шума с некоторыми средствами защиты оказались выше, чем значения звукового давления источника шума без средств шумоглушения, что дало при расчёте отрицательную эффективность. Скорее всего, это вызвано изменением фонового шума во время снятия показаний. </text:span></text:p>
      <text:p text:style-name="P2"><text:span text:style-name="T7">Уровни звукового давления источника без защиты и со всеми видами защиты превышают выбранные нами предельно допустимые уровни звукового давления (ПС-45) на средних и высоких частотах. </text:span></text:p>
      <text:p text:style-name="P2"><text:span text:style-name="T7">Лучшие показатели эффективности имеют кожух со звукопоглотителем и алюминиевый экран. Т.к. ни одно из средств защиты не удовлетворяет требованиям ПС, было проведено исследование с двумя вышеперечисленными средствами защиты, полученные результаты также не удовлетворяют требованиям. Превышение над предельно допустимым уровнем наблюдается на средних частотах. Худшие показания эффективности шумоглушения у экранов с отверстиями.</text:span></text:p>
      <text:p text:style-name="P2"><text:span text:style-name="T7">Можно прийти к выводу, что данные средства защиты не подходят для работы за данной установкой.</text:span></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Calibri" svg:font-family="Calibri"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Microsoft JhengHei" svg:font-family="'Microsoft JhengHe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6.8335in" style:writing-mode="page"/>
      <style:text-properties style:use-window-font-color="true" style:font-name="Calibri" fo:font-size="11pt" fo:language="ru" fo:country="RU"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loext:contextual-spacing="false" fo:line-height="150%" fo:text-align="justify" style:justify-single-word="false" fo:text-indent="0.4925in" style:auto-text-indent="false"/>
      <style:text-properties style:font-name="Times New Roman" fo:font-family="'Times New Roman'" style:font-family-generic="roman" style:font-pitch="variable" fo:font-size="14pt" officeooo:rsid="0014acd9" style:font-size-asian="14pt" style:font-size-complex="14pt"/>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2" style:display-name="Heading 2" style:family="paragraph" style:parent-style-name="Standard" style:default-outline-level="2" style:list-style-name="" style:class="text">
      <style:paragraph-properties fo:margin-left="1.2339in" fo:margin-right="0in" fo:margin-top="0in" fo:margin-bottom="0.1811in" loext:contextual-spacing="false" fo:line-height="110%" fo:text-align="center" style:justify-single-word="false" fo:keep-together="always" fo:orphans="2" fo:widows="2" fo:text-indent="-0.0071in" style:auto-text-indent="false" fo:keep-with-next="always" style:writing-mode="lr-tb"/>
      <style:text-properties fo:color="#000000" style:font-name="Times New Roman" fo:font-family="'Times New Roman'" style:font-family-generic="roman" style:font-pitch="variable" fo:font-size="15pt" style:font-name-asian="Times New Roman1" style:font-family-asian="'Times New Roman'" style:font-family-generic-asian="system" style:font-pitch-asian="variable" style:font-size-asian="15pt" style:language-asian="ru" style:country-asian="RU" style:font-name-complex="Times New Roman1" style:font-family-complex="'Times New Roman'" style:font-family-generic-complex="system" style:font-pitch-complex="variable"/>
    </style:style>
    <style:style style:name="Times14_5f_РИО2" style:display-name="Times14_РИО2" style:family="paragraph" style:parent-style-name="Standard" style:default-outline-level="">
      <style:paragraph-properties fo:margin-left="0in" fo:margin-right="0in" fo:margin-top="0in" fo:margin-bottom="0in" loext:contextual-spacing="false" fo:line-height="130%" fo:text-align="justify" style:justify-single-word="false" fo:text-indent="0.4925in" style:auto-text-indent="false">
        <style:tab-stops>
          <style:tab-stop style:position="0.4925in"/>
        </style:tab-stops>
      </style:paragraph-properties>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Титульный_20_слайд_7e_LT_7e_Gliederung_20_1" style:display-name="Титульный слайд~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5336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Титульный_20_слайд_7e_LT_7e_Gliederung_20_2" style:display-name="Титульный слайд~LT~Gliederung 2" style:family="paragraph" style:parent-style-name="Титульный_20_слайд_7e_LT_7e_Gliederung_20_1" style:default-outline-level="">
      <style:paragraph-properties fo:margin-top="0.1575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3" style:display-name="Титульный слайд~LT~Gliederung 3" style:family="paragraph" style:parent-style-name="Титульный_20_слайд_7e_LT_7e_Gliederung_20_2" style:default-outline-level="">
      <style:paragraph-properties fo:margin-top="0.1181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Титульный_20_слайд_7e_LT_7e_Gliederung_20_4" style:display-name="Титульный слайд~LT~Gliederung 4" style:family="paragraph" style:parent-style-name="Титульный_20_слайд_7e_LT_7e_Gliederung_20_3" style:default-outline-level="">
      <style:paragraph-properties fo:margin-top="0.0783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Титульный_20_слайд_7e_LT_7e_Gliederung_20_5" style:display-name="Титульный слайд~LT~Gliederung 5" style:family="paragraph" style:parent-style-name="Титульный_20_слайд_7e_LT_7e_Gliederung_20_4" style:default-outline-level="">
      <style:paragraph-properties fo:margin-top="0.0398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6" style:display-name="Титульный слайд~LT~Gliederung 6" style:family="paragraph" style:parent-style-name="Титульный_20_слайд_7e_LT_7e_Gliederung_20_5" style:default-outline-level="">
      <style:paragraph-properties fo:margin-top="0.0398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7" style:display-name="Титульный слайд~LT~Gliederung 7" style:family="paragraph" style:parent-style-name="Титульный_20_слайд_7e_LT_7e_Gliederung_20_6" style:default-outline-level="">
      <style:paragraph-properties fo:margin-top="0.0398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8" style:display-name="Титульный слайд~LT~Gliederung 8" style:family="paragraph" style:parent-style-name="Титульный_20_слайд_7e_LT_7e_Gliederung_20_7" style:default-outline-level="">
      <style:paragraph-properties fo:margin-top="0.0398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9" style:display-name="Титульный слайд~LT~Gliederung 9" style:family="paragraph" style:parent-style-name="Титульный_20_слайд_7e_LT_7e_Gliederung_20_8" style:default-outline-level="">
      <style:paragraph-properties fo:margin-top="0.0398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Titel" style:display-name="Титульный слайд~LT~Titel" style:family="paragraph" style:default-outline-level="">
      <style:paragraph-properties style:line-height-at-least="0.139in" fo:text-align="start" style:justify-single-word="false" fo:orphans="2" fo:widows="2" style:writing-mode="lr-tb"/>
      <style:text-properties fo:color="#05336e"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Титульный_20_слайд_7e_LT_7e_Untertitel" style:display-name="Титульный слайд~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Титульный_20_слайд_7e_LT_7e_Notizen" style:display-name="Титульный слайд~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Титульный_20_слайд_7e_LT_7e_Hintergrundobjekte" style:display-name="Титульный слайд~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Титульный_20_слайд_7e_LT_7e_Hintergrund" style:display-name="Титульный слайд~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line-height="90%" fo:text-align="start" style:justify-single-word="false" fo:orphans="2" fo:widows="2" style:writing-mode="lr-tb"/>
      <style:text-properties fo:color="#05336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1" style:display-name="Заголовок и объект~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5336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Заголовок_20_и_20_объект_7e_LT_7e_Gliederung_20_2" style:display-name="Заголовок и объект~LT~Gliederung 2" style:family="paragraph" style:parent-style-name="Заголовок_20_и_20_объект_7e_LT_7e_Gliederung_20_1" style:default-outline-level="">
      <style:paragraph-properties fo:margin-top="0.1575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3" style:display-name="Заголовок и объект~LT~Gliederung 3" style:family="paragraph" style:parent-style-name="Заголовок_20_и_20_объект_7e_LT_7e_Gliederung_20_2" style:default-outline-level="">
      <style:paragraph-properties fo:margin-top="0.1181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Заголовок_20_и_20_объект_7e_LT_7e_Gliederung_20_4" style:display-name="Заголовок и объект~LT~Gliederung 4" style:family="paragraph" style:parent-style-name="Заголовок_20_и_20_объект_7e_LT_7e_Gliederung_20_3" style:default-outline-level="">
      <style:paragraph-properties fo:margin-top="0.0783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Заголовок_20_и_20_объект_7e_LT_7e_Gliederung_20_5" style:display-name="Заголовок и объект~LT~Gliederung 5" style:family="paragraph" style:parent-style-name="Заголовок_20_и_20_объект_7e_LT_7e_Gliederung_20_4" style:default-outline-level="">
      <style:paragraph-properties fo:margin-top="0.0398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6" style:display-name="Заголовок и объект~LT~Gliederung 6" style:family="paragraph" style:parent-style-name="Заголовок_20_и_20_объект_7e_LT_7e_Gliederung_20_5" style:default-outline-level="">
      <style:paragraph-properties fo:margin-top="0.0398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7" style:display-name="Заголовок и объект~LT~Gliederung 7" style:family="paragraph" style:parent-style-name="Заголовок_20_и_20_объект_7e_LT_7e_Gliederung_20_6" style:default-outline-level="">
      <style:paragraph-properties fo:margin-top="0.0398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8" style:display-name="Заголовок и объект~LT~Gliederung 8" style:family="paragraph" style:parent-style-name="Заголовок_20_и_20_объект_7e_LT_7e_Gliederung_20_7" style:default-outline-level="">
      <style:paragraph-properties fo:margin-top="0.0398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9" style:display-name="Заголовок и объект~LT~Gliederung 9" style:family="paragraph" style:parent-style-name="Заголовок_20_и_20_объект_7e_LT_7e_Gliederung_20_8" style:default-outline-level="">
      <style:paragraph-properties fo:margin-top="0.0398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Titel" style:display-name="Заголовок и объект~LT~Titel" style:family="paragraph" style:default-outline-level="">
      <style:paragraph-properties style:line-height-at-least="0.139in" fo:text-align="start" style:justify-single-word="false" fo:orphans="2" fo:widows="2" style:writing-mode="lr-tb"/>
      <style:text-properties fo:color="#05336e"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Заголовок_20_и_20_объект_7e_LT_7e_Untertitel" style:display-name="Заголовок и объект~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Заголовок_20_и_20_объект_7e_LT_7e_Notizen" style:display-name="Заголовок и объект~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Заголовок_20_и_20_объект_7e_LT_7e_Hintergrundobjekte" style:display-name="Заголовок и объект~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Заголовок_20_и_20_объект_7e_LT_7e_Hintergrund" style:display-name="Заголовок и объект~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Paragraph_20_Font" style:display-name="Default Paragraph Font" style:family="text"/>
    <style:style style:name="Book_20_Title" style:display-name="Book Title" style:family="text">
      <style:text-properties fo:font-variant="small-caps" fo:letter-spacing="0.0035in" fo:font-weight="bold" style:font-weight-asian="bold" style:font-weight-complex="bold"/>
    </style:style>
    <style:style style:name="Заголовок_20_2_20_Знак" style:display-name="Заголовок 2 Знак" style:family="text" style:parent-style-name="Default_20_Paragraph_20_Font">
      <style:text-properties fo:color="#000000" style:font-name="Times New Roman" fo:font-family="'Times New Roman'" style:font-family-generic="roman" style:font-pitch="variable" fo:font-size="15pt" style:font-name-asian="Times New Roman1" style:font-family-asian="'Times New Roman'" style:font-family-generic-asian="system" style:font-pitch-asian="variable" style:font-size-asian="15pt" style:language-asian="ru" style:country-asian="RU" style:font-name-complex="Times New Roman1" style:font-family-complex="'Times New Roman'" style:font-family-generic-complex="system" style:font-pitch-complex="variable"/>
    </style:style>
    <style:style style:name="Placeholder_20_Text" style:display-name="Placeholder Text" style:family="text" style:parent-style-name="Default_20_Paragraph_20_Font">
      <style:text-properties fo:color="#808080"/>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1.9756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2.4756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9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3.4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9756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4.4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9756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5.4756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9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editing-cycles>11</meta:editing-cycles>
    <meta:creation-date>2021-09-29T13:49:00</meta:creation-date>
    <dc:date>2021-10-14T02:11:27.988416881</dc:date>
    <meta:editing-duration>PT18H17M31S</meta:editing-duration>
    <meta:generator>LibreOffice/6.0.7.3$Linux_X86_64 LibreOffice_project/00m0$Build-3</meta:generator>
    <meta:document-statistic meta:table-count="1" meta:image-count="0" meta:object-count="10" meta:page-count="4" meta:paragraph-count="55" meta:word-count="383" meta:character-count="2886" meta:non-whitespace-character-count="254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1/content.xml><?xml version="1.0" encoding="utf-8"?>
<math xmlns="http://www.w3.org/1998/Math/MathML" display="block">
  <semantics>
    <mrow>
      <mn>2</mn>
      <mrow>
        <mi mathvariant="italic">Вт</mi>
        <mo stretchy="false">⋅</mo>
        <mi>ч</mi>
        <mo stretchy="false">/</mo>
        <msup>
          <mi>м</mi>
          <mn>2</mn>
        </msup>
      </mrow>
    </mrow>
    <annotation encoding="StarMath 5.0">2 Вт cdot ч /м^2</annotation>
  </semantics>
</math>
</file>

<file path=Object 16/content.xml><?xml version="1.0" encoding="utf-8"?>
<math xmlns="http://www.w3.org/1998/Math/MathML" display="block">
  <semantics>
    <mrow>
      <mn>10</mn>
      <mrow>
        <mi mathvariant="italic">Вт</mi>
        <mo stretchy="false">⋅</mo>
        <mi>ч</mi>
        <mo stretchy="false">/</mo>
        <msup>
          <mi>м</mi>
          <mn>2</mn>
        </msup>
      </mrow>
    </mrow>
    <annotation encoding="StarMath 5.0">10 Вт cdot ч /м^2</annotation>
  </semantics>
</math>
</file>

<file path=Object 17/content.xml><?xml version="1.0" encoding="utf-8"?>
<math xmlns="http://www.w3.org/1998/Math/MathML" display="block">
  <semantics>
    <mrow>
      <mrow>
        <mi>λ</mi>
        <mo stretchy="false">=</mo>
        <mn>12</mn>
      </mrow>
      <mi mathvariant="italic">см</mi>
    </mrow>
    <annotation encoding="StarMath 5.0">%lambda=12см</annotation>
  </semantics>
</math>
</file>

<file path=Object 2/content.xml><?xml version="1.0" encoding="utf-8"?>
<math xmlns="http://www.w3.org/1998/Math/MathML" display="block">
  <semantics>
    <mrow>
      <msub>
        <mi>E</mi>
        <mi mathvariant="italic">ПД</mi>
      </msub>
      <mo stretchy="false">=</mo>
      <msqrt>
        <mfrac>
          <msub>
            <mi mathvariant="italic">ЭЭ</mi>
            <msub>
              <mi>E</mi>
              <mi mathvariant="italic">ПД</mi>
            </msub>
          </msub>
          <mi>τ</mi>
        </mfrac>
      </msqrt>
    </mrow>
    <annotation encoding="StarMath 5.0">E_{ПД} = sqrt{ЭЭ_{E_{ПД}} over {%tau} } </annotation>
  </semantics>
</math>
</file>

<file path=Object 20/content.xml><?xml version="1.0" encoding="utf-8"?>
<math xmlns="http://www.w3.org/1998/Math/MathML" display="block">
  <semantics>
    <mrow>
      <mrow>
        <mi>λ</mi>
        <mo stretchy="false">=</mo>
        <mn>33</mn>
      </mrow>
      <mi mathvariant="italic">см</mi>
    </mrow>
    <annotation encoding="StarMath 5.0">%lambda=33см</annotation>
  </semantics>
</math>
</file>

<file path=Object 3/content.xml><?xml version="1.0" encoding="utf-8"?>
<math xmlns="http://www.w3.org/1998/Math/MathML" display="block">
  <semantics>
    <mrow>
      <msub>
        <mi>H</mi>
        <mi mathvariant="italic">ПД</mi>
      </msub>
      <mo stretchy="false">=</mo>
      <msqrt>
        <mfrac>
          <msub>
            <mi mathvariant="italic">ЭЭ</mi>
            <msub>
              <mi>H</mi>
              <mi mathvariant="italic">ПД</mi>
            </msub>
          </msub>
          <mi>τ</mi>
        </mfrac>
      </msqrt>
    </mrow>
    <annotation encoding="StarMath 5.0">H_{ПД} = sqrt{ЭЭ_{H_{ПД}} over {%tau} } </annotation>
  </semantics>
</math>
</file>

<file path=Object 5/content.xml><?xml version="1.0" encoding="utf-8"?>
<math xmlns="http://www.w3.org/1998/Math/MathML" display="block">
  <semantics>
    <mrow>
      <msub>
        <mi mathvariant="italic">ППЭ</mi>
        <mi mathvariant="italic">ПД</mi>
      </msub>
      <mo stretchy="false">=</mo>
      <mrow>
        <msub>
          <mi mathvariant="italic">ЭЭ</mi>
          <msub>
            <mi mathvariant="italic">ППЭ</mi>
            <mi mathvariant="italic">ПД</mi>
          </msub>
        </msub>
        <mo stretchy="false">/</mo>
        <mi>τ</mi>
      </mrow>
    </mrow>
    <annotation encoding="StarMath 5.0">ППЭ_{ПД} = ЭЭ_{ППЭ_{ПД}} / %tau</annotation>
  </semantics>
</math>
</file>

<file path=Object 8/content.xml><?xml version="1.0" encoding="utf-8"?>
<math xmlns="http://www.w3.org/1998/Math/MathML" display="block">
  <semantics>
    <mrow>
      <mi>τ</mi>
      <mrow>
        <mo fence="true" stretchy="false">[</mo>
        <mrow>
          <mi>ч</mi>
        </mrow>
        <mo fence="true" stretchy="false">]</mo>
      </mrow>
    </mrow>
    <annotation encoding="StarMath 5.0">%tau[ч]</annotation>
  </semantics>
</math>
</file>

<file path=Object 9/content.xml><?xml version="1.0" encoding="utf-8"?>
<math xmlns="http://www.w3.org/1998/Math/MathML" display="block">
  <semantics>
    <msub>
      <mi mathvariant="italic">ЭЭ</mi>
      <msub>
        <mi mathvariant="italic">ППЭ</mi>
        <mi mathvariant="italic">ПД</mi>
      </msub>
    </msub>
    <annotation encoding="StarMath 5.0">ЭЭ_{ППЭ_{ПД}}</annotation>
  </semantics>
</math>
</file>